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1.359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style:font-family-generic="swis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family-complex="Calibri" style:font-family-generic-complex="swis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style:font-family-generic="swis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family-complex="Calibri" style:font-family-generic-complex="swis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Vuosi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viikko_eka</text:p>
          </table:table-cell>
          <table:table-cell office:value-type="string" calcext:value-type="string">
            <text:p>viikko_vika</text:p>
          </table:table-cell>
          <table:table-cell office:value-type="string" calcext:value-type="string">
            <office:annotation draw:style-name="gr1" draw:text-style-name="P2" svg:width="1.139in" svg:height="1.4378in" svg:x="4.6839in" svg:y="0in" draw:caption-point-x="-0.2437in" draw:caption-point-y="0.0039in">
              <dc:date>2020-03-27T00:00:00</dc:date>
              <text:p text:style-name="P1">Avohilmo: Akuutti hengitystieinfektio (influenssa ja muut virukset)</text:p>
            </office:annotation>
            <text:p>ARI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7:32:02.719515159</meta:creation-date>
    <dc:date>2020-03-27T17:32:29.131676932</dc:date>
    <meta:editing-duration>PT27S</meta:editing-duration>
    <meta:editing-cycles>1</meta:editing-cycles>
    <meta:document-statistic meta:table-count="1" meta:cell-count="135" meta:object-count="0"/>
    <meta:generator>LibreOffice/6.4.0.3$Linux_X86_64 LibreOffice_project/40$Build-3</meta:generator>
  </office:meta>
</office:document-meta>
</file>